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139054" officeooo:paragraph-rsid="00139054"/>
    </style:style>
    <style:style style:name="P3" style:family="paragraph" style:parent-style-name="Text_20_body">
      <style:text-properties fo:font-style="normal" officeooo:rsid="00141178" officeooo:paragraph-rsid="00141178" style:font-style-asian="normal" style:font-style-complex="normal"/>
    </style:style>
    <style:style style:name="P4" style:family="paragraph" style:parent-style-name="Text_20_body">
      <style:text-properties fo:font-style="normal" officeooo:rsid="00141178" officeooo:paragraph-rsid="00161627" style:font-style-asian="normal" style:font-style-complex="normal"/>
    </style:style>
    <style:style style:name="P5" style:family="paragraph" style:parent-style-name="Text_20_body">
      <style:text-properties officeooo:rsid="001dd4fb" officeooo:paragraph-rsid="001dd4fb"/>
    </style:style>
    <style:style style:name="P6" style:family="paragraph" style:parent-style-name="Standard">
      <style:text-properties officeooo:rsid="001dd4fb"/>
    </style:style>
    <style:style style:name="P7" style:family="paragraph" style:parent-style-name="Heading_20_1">
      <style:text-properties officeooo:rsid="001dd4fb" officeooo:paragraph-rsid="001dd4fb"/>
    </style:style>
    <style:style style:name="P8" style:family="paragraph" style:parent-style-name="Text_20_body" style:list-style-name="L1">
      <style:text-properties officeooo:rsid="00206215" officeooo:paragraph-rsid="00206215"/>
    </style:style>
    <style:style style:name="P9" style:family="paragraph" style:parent-style-name="Text_20_body">
      <style:text-properties officeooo:rsid="00244e95" officeooo:paragraph-rsid="00244e95"/>
    </style:style>
    <style:style style:name="P10" style:family="paragraph" style:parent-style-name="Text_20_body">
      <style:text-properties fo:font-style="normal" officeooo:rsid="00141178" officeooo:paragraph-rsid="00141178" style:font-style-asian="normal" style:font-style-complex="normal"/>
    </style:style>
    <style:style style:name="T1" style:family="text">
      <style:text-properties officeooo:rsid="001616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cea8" style:font-style-asian="normal" style:font-style-complex="normal"/>
    </style:style>
    <style:style style:name="T5" style:family="text">
      <style:text-properties officeooo:rsid="001ef84a"/>
    </style:style>
    <style:style style:name="T6" style:family="text">
      <style:text-properties officeooo:rsid="00244e95"/>
    </style:style>
    <style:style style:name="fr1" style:family="graphic" style:parent-style-name="Frame">
      <style:graphic-properties style:vertical-pos="from-top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NumPy</text:span> – <text:span text:style-name="T5">Worksheet</text:span> <text:span text:style-name="T6">3</text:span></text:p>
      <text:p text:style-name="P1">CDS 230</text:p>
      <text:p text:style-name="P1">Spring 2018</text:p>
      <text:p text:style-name="P2"/>
      <text:h text:style-name="P7" text:outline-level="1">Set Up</text:h>
      <text:p text:style-name="P5">Start off with the following code:</text:p>
      <text:p text:style-name="Standard"><text:span text:style-name="_5f_OOoComputerSpecial">&gt;&gt;&gt;</text:span> <text:span text:style-name="_5f_OOoComputerKeyWord">import</text:span> <text:span text:style-name="_5f_OOoComputerIdent">numpy</text:span> <text:span text:style-name="_5f_OOoComputerKeyWord">as</text:span> <text:span text:style-name="_5f_OOoComputerIdent">np</text:span></text:p>
      <text:p text:style-name="Standard"><text:span text:style-name="_5f_OOoComputerSpecial">&gt;&gt;&gt; </text:span><text:span text:style-name="_5f_OOoComputerIdent">np</text:span><text:span text:style-name="_5f_OOoComputerSpecial">.</text:span><text:span text:style-name="_5f_OOoComputerIdent">set_printoptions</text:span><text:span text:style-name="_5f_OOoComputerSpecial">(</text:span><text:span text:style-name="_5f_OOoComputerIdent">precision</text:span><text:span text:style-name="_5f_OOoComputerSpecial">=</text:span><text:span text:style-name="_5f_OOoComputerLiteral">3</text:span><text:span text:style-name="_5f_OOoComputerSpecial">)</text:span></text:p>
      <text:p text:style-name="Standard"><text:span text:style-name="_5f_OOoComputerSpecial">&gt;&gt;&gt;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seed</text:span><text:span text:style-name="_5f_OOoComputerSpecial">(</text:span> <text:span text:style-name="_5f_OOoComputerLiteral">23</text:span> <text:span text:style-name="_5f_OOoComputerSpecial">)</text:span></text:p>
      <text:p text:style-name="Standard"><text:span text:style-name="_5f_OOoComputerSpecial">&gt;&gt;&gt;</text:span> <text:span text:style-name="_5f_OOoComputerIdent">mat</text:span> <text:span text:style-name="_5f_OOoComputerSpecial">=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ranf</text:span><text:span text:style-name="_5f_OOoComputerSpecial">((</text:span><text:span text:style-name="_5f_OOoComputerLiteral">5</text:span><text:span text:style-name="_5f_OOoComputerSpecial">,</text:span><text:span text:style-name="_5f_OOoComputerLiteral">6</text:span><text:span text:style-name="_5f_OOoComputerSpecial">))</text:span></text:p>
      <text:p text:style-name="P5"/>
      <text:h text:style-name="Heading_20_1" text:outline-level="1">Problem </text:h>
      <text:p text:style-name="P9">Use a single command to find all of the elements that are greater than 0.7.</text:p>
      <text:p text:style-name="P5"><draw:frame draw:style-name="fr1" draw:name="Frame2" text:anchor-type="as-char" svg:y="-0.4161in" svg:width="6.3209in" draw:z-index="0"><draw:text-box fo:min-height="0.8098in"><text:p text:style-name="P3">Put your <text:span text:style-name="T1">answer in this box.</text:span></text:p><text:p text:style-name="P3"/></draw:text-box></draw:frame></text:p>
      <text:p text:style-name="Standard"><text:span text:style-name="_5f_OOoComputerSpecial"/></text:p>
      <text:h text:style-name="Heading_20_1" text:outline-level="1"><text:s/><text:span text:style-name="T6">Problem</text:span></text:h>
      <text:p text:style-name="P9">Use the results from the previous problem, and in a single command print out the values of the elements in the matrix that are above 0.7.</text:p>
      <text:p text:style-name="P9"><draw:frame draw:style-name="fr1" draw:name="Frame1" text:anchor-type="as-char" svg:y="-0.4161in" svg:width="6.3209in" draw:z-index="2"><draw:text-box fo:min-height="0.8098in"><text:p text:style-name="P3">Put your <text:span text:style-name="T1">answer in this box.</text:span></text:p><text:p text:style-name="P3"/></draw:text-box></draw:frame></text:p>
      <text:p text:style-name="Standard"><text:span text:style-name="_5f_OOoComputerSpecial"/></text:p>
      <text:h text:style-name="Heading_20_1" text:outline-level="1">Problem</text:h>
      <text:p text:style-name="P9"><text:span text:style-name="T4">I</text:span><text:span text:style-name="T3">n a single command, print the vertical and horizontal dimension of the matrix created in the first problem.</text:span></text:p>
      <text:p text:style-name="P5"><text:soft-page-break/><draw:frame draw:style-name="fr1" draw:name="Frame4" text:anchor-type="as-char" svg:y="-0.4161in" svg:width="6.3209in" draw:z-index="1"><draw:text-box fo:min-height="0.8098in"><text:p text:style-name="P3">Put your <text:span text:style-name="T1">answer in this box.</text:span></text:p><text:p text:style-name="P3"/></draw:text-box></draw:frame></text:p>
      <text:p text:style-name="P6"><text:span text:style-name="_5f_OOoComputerIdent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Standard">
      <style:paragraph-properties fo:padding="0.0201in" fo:border="0.06pt solid #000000" style:shadow="none" style:writing-mode="page"/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03:45.165000000</meta:creation-date>
    <dc:date>2018-03-25T08:57:55.222000000</dc:date>
    <meta:editing-duration>PT2H53M34S</meta:editing-duration>
    <meta:editing-cycles>13</meta:editing-cycles>
    <meta:generator>LibreOffice/6.0.0.3$Windows_X86_64 LibreOffice_project/64a0f66915f38c6217de274f0aa8e15618924765</meta:generator>
    <meta:document-statistic meta:table-count="0" meta:image-count="0" meta:object-count="0" meta:page-count="2" meta:paragraph-count="21" meta:word-count="114" meta:character-count="621" meta:non-whitespace-character-count="526"/>
  </office:meta>
</office:document-meta>
</file>